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030d9" officeooo:paragraph-rsid="000030d9"/>
    </style:style>
    <style:style style:name="P2" style:family="paragraph" style:parent-style-name="Standard">
      <loext:graphic-properties draw:fill="none"/>
      <style:paragraph-properties fo:margin-left="0in" fo:margin-right="0in" fo:line-height="200%" fo:text-indent="0.5in" style:auto-text-indent="false" fo:background-color="transparent"/>
      <style:text-properties officeooo:rsid="00007857" officeooo:paragraph-rsid="00007857"/>
    </style:style>
    <style:style style:name="P3" style:family="paragraph" style:parent-style-name="Standard">
      <loext:graphic-properties draw:fill="none"/>
      <style:paragraph-properties fo:margin-left="0in" fo:margin-right="0in" fo:line-height="200%" fo:text-indent="0.5in" style:auto-text-indent="false" fo:background-color="transparent"/>
      <style:text-properties officeooo:rsid="00007857" officeooo:paragraph-rsid="0016951a"/>
    </style:style>
    <style:style style:name="P4" style:family="paragraph" style:parent-style-name="Standard">
      <loext:graphic-properties draw:fill="none"/>
      <style:paragraph-properties fo:margin-left="0in" fo:margin-right="0in" fo:line-height="200%" fo:text-indent="0.5in" style:auto-text-indent="false" fo:background-color="transparent"/>
      <style:text-properties officeooo:rsid="00007857" officeooo:paragraph-rsid="0017a25d"/>
    </style:style>
    <style:style style:name="P5" style:family="paragraph" style:parent-style-name="Standard">
      <loext:graphic-properties draw:fill="none"/>
      <style:paragraph-properties fo:margin-left="0in" fo:margin-right="0in" fo:line-height="200%" fo:text-indent="0.5in" style:auto-text-indent="false" fo:background-color="transparent"/>
      <style:text-properties officeooo:rsid="000e0f63" officeooo:paragraph-rsid="000e0f63"/>
    </style:style>
    <style:style style:name="P6" style:family="paragraph" style:parent-style-name="Standard">
      <loext:graphic-properties draw:fill="none"/>
      <style:paragraph-properties fo:margin-left="0in" fo:margin-right="0in" fo:line-height="200%" fo:text-indent="0.5in" style:auto-text-indent="false" fo:background-color="transparent"/>
      <style:text-properties officeooo:rsid="000e0f63" officeooo:paragraph-rsid="00147eb8"/>
    </style:style>
    <style:style style:name="P7" style:family="paragraph" style:parent-style-name="Standard" style:master-page-name="">
      <loext:graphic-properties draw:fill="none"/>
      <style:paragraph-properties fo:margin-left="0in" fo:margin-right="0in" fo:line-height="200%" fo:text-indent="0.5in" style:auto-text-indent="false" style:page-number="auto" fo:background-color="transparent"/>
      <style:text-properties officeooo:rsid="00007857" officeooo:paragraph-rsid="0018b34f"/>
    </style:style>
    <style:style style:name="P8" style:family="paragraph" style:parent-style-name="Standard">
      <loext:graphic-properties draw:fill="none"/>
      <style:paragraph-properties fo:margin-left="0in" fo:margin-right="0in" fo:line-height="200%" fo:text-indent="0in" style:auto-text-indent="false" fo:background-color="transparent"/>
      <style:text-properties fo:font-weight="bold" officeooo:rsid="000401b5" officeooo:paragraph-rsid="000401b5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line-height="200%" fo:text-indent="0in" style:auto-text-indent="false" fo:background-color="transparent"/>
      <style:text-properties fo:font-weight="bold" officeooo:rsid="0018423a" officeooo:paragraph-rsid="0018423a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line-height="200%" fo:text-indent="0in" style:auto-text-indent="false" fo:background-color="transparent"/>
      <style:text-properties fo:font-weight="bold" officeooo:rsid="0016951a" officeooo:paragraph-rsid="0016951a" style:font-weight-asian="bold" style:font-weight-complex="bold"/>
    </style:style>
    <style:style style:name="P11" style:family="paragraph" style:parent-style-name="Standard" style:master-page-name="">
      <loext:graphic-properties draw:fill="none"/>
      <style:paragraph-properties fo:margin-left="0in" fo:margin-right="0in" fo:line-height="200%" fo:text-indent="0in" style:auto-text-indent="false" style:page-number="auto" fo:background-color="transparent"/>
      <style:text-properties officeooo:rsid="000401b5" officeooo:paragraph-rsid="000401b5"/>
    </style:style>
    <style:style style:name="T1" style:family="text">
      <style:text-properties officeooo:rsid="0002451d"/>
    </style:style>
    <style:style style:name="T2" style:family="text">
      <style:text-properties officeooo:rsid="000401b5"/>
    </style:style>
    <style:style style:name="T3" style:family="text">
      <style:text-properties officeooo:rsid="0011541f"/>
    </style:style>
    <style:style style:name="T4" style:family="text">
      <style:text-properties officeooo:rsid="001682cb"/>
    </style:style>
    <style:style style:name="T5" style:family="text">
      <style:text-properties officeooo:rsid="0016951a"/>
    </style:style>
    <style:style style:name="T6" style:family="text">
      <style:text-properties officeooo:rsid="0018b34f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cob Vargo</text:p>
      <text:p text:style-name="P1">CS 425</text:p>
      <text:p text:style-name="P1">Project 5</text:p>
      <text:p text:style-name="P11"/>
      <text:p text:style-name="P8">Ionosphere</text:p>
      <text:p text:style-name="P2">To begin I first needed to standardize my <text:span text:style-name="T2">ionosphere </text:span>data. I did <text:span text:style-name="T4">so by first changing the b’s to 0’s and the g’s to 1’s.</text:span> <text:span text:style-name="T1">I then shuffled and split my data into training, validation, and testing sets with half in training, one fourth in validation, and one fourth in testing. Next, I fitted the StandardScaler tool in its default state from the scikit-learn library on the training data and transformed each dataset. When adjusting the hyper parameters C and Gamma by hand, I obtained the following results form the SVC:</text:span></text:p>
      <text:p text:style-name="P2"/>
      <text:p text:style-name="P5"><draw:frame draw:style-name="fr1" draw:name="Object1" text:anchor-type="paragraph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The C parameter is displayed on the x-axis. The gamma parameter is displayed as separate lines with value denoted in the legend.</text:p>
      <text:p text:style-name="P5"/>
      <text:p text:style-name="P6"><text:soft-page-break/>From the above data I found that hyper-parameters C=5 and gamma=.01 gave the best accuracy. <text:span text:style-name="T3">When I used the GridSearchCV tool provided by sklearn on the same parameter set, I found that the best parameters were C=1 and gamma=0.1. This difference is likely due to the GridSearchCV evaluating the estimator using more than just the accuracy of its predictions. I then used GridSearchCV to do the same operation but using large parameter sets that were randomly generated. The best parameters given for this method was C=0.955 and gamma=0.0959 which is extremely close to the previous answer given. Finally when I ran the optimized SVC on my test set, I got an accuracy of 90.9%.</text:span></text:p>
      <text:p text:style-name="P2"/>
      <text:p text:style-name="P9">vowel-context</text:p>
      <text:p text:style-name="P7">To begin I first needed to standardize my <text:span text:style-name="T5">vowel-context </text:span>data. I did <text:span text:style-name="T4">so by first removing the first three columns in the data that were irrelevant.</text:span> <text:span text:style-name="T1">I then shuffled and split my data into training, validation, and testing sets with half in training, one fourth in validation, and one fourth in testing. Next, I fitted the StandardScaler tool in its default state from the scikit-learn library on the training data and transformed each dataset. When I used the GridSearchCV tool provided by sklearn on the parameter set that I had used in the ionosphere example, I found that the best parameters were C=10 and gamma=0.1. I then used GridSearchCV to do the same operation but using large parameter sets that were randomly generated. The best parameters given for this method was C=16.45 and gamma=0.0435 which is nearby but substantially further apart from the previous answer given compared to the ionosphere example. Finally when I ran the optimized SVC on my test set, I got an accuracy of 92.7%.</text:span></text:p>
      <text:p text:style-name="P3"/>
      <text:p text:style-name="P10">sat</text:p>
      <text:p text:style-name="P4">To begin I first needed to standardize my <text:span text:style-name="T5">vowel-context </text:span>data. <text:span text:style-name="T6">Since the data was already split, I simply shuffled the data. Then, I fitted the StandardScaler tool in its default state from the scikit-learn library on the training data and transformed both datasets. When I used the GridSearchCV tool </text:span><text:soft-page-break/><text:span text:style-name="T6">provided by sklearn on the parameter set that I had used in the ionosphere example, I found that the best parameters were C=1 and gamma=0.1. I then used GridSearchCV to do the same operation but using large parameter sets that were randomly generated. The best parameters given for this method was C=1.135 and gamma=0.0946 which is near to the previous answer given. Finally when I ran the optimized SVC on my test set, I got an accuracy of 91.1%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01:13:29.039102529</meta:creation-date>
    <dc:date>2017-12-10T04:37:40.206036335</dc:date>
    <meta:editing-duration>PT21H38M3S</meta:editing-duration>
    <meta:editing-cycles>12</meta:editing-cycles>
    <meta:generator>LibreOffice/5.1.6.2$Linux_X86_64 LibreOffice_project/10m0$Build-2</meta:generator>
    <meta:document-statistic meta:table-count="0" meta:image-count="0" meta:object-count="1" meta:page-count="3" meta:paragraph-count="11" meta:word-count="532" meta:character-count="3117" meta:non-whitespace-character-count="25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display-label="true" chart:logarithmic="false" chart:minimum="0.6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807cm" svg:y="2.706cm" style:legend-expansion="high" chart:style-name="ch2"/>
        <chart:plot-area chart:style-name="ch3" chart:data-source-has-labels="both" svg:x="1.33cm" svg:y="0.179cm" svg:width="12.158cm" svg:height="7.66cm">
          <chartooo:coordinate-region svg:x="2.242cm" svg:y="0.378cm" svg:width="10.966cm" svg:height="6.814cm"/>
          <chart:axis chart:dimension="x" chart:name="primary-x" chart:style-name="ch4" chartooo:axis-type="auto">
            <chartooo:date-scale/>
            <chart:title svg:x="5.857cm" svg:y="8.018cm" chart:style-name="ch5">
              <text:p>Penalty Parameter C</text:p>
            </chart:title>
            <chart:categories table:cell-range-address="local-table.$A$2:.$A$15"/>
          </chart:axis>
          <chart:axis chart:dimension="y" chart:name="primary-y" chart:style-name="ch6">
            <chart:title svg:x="0.451cm" svg:y="4.728cm" chart:style-name="ch7">
              <text:p>Accuracy</text:p>
            </chart:title>
            <chart:grid chart:style-name="ch8" chart:class="major"/>
          </chart:axis>
          <chart:series chart:style-name="ch9" chart:values-cell-range-address="local-table.$B$2:.$B$15" chart:label-cell-address="local-table.$B$1" chart:class="chart:line">
            <chart:data-point chart:repeated="14"/>
          </chart:series>
          <chart:series chart:style-name="ch10" chart:values-cell-range-address="local-table.$C$2:.$C$15" chart:label-cell-address="local-table.$C$1" chart:class="chart:line">
            <chart:data-point chart:repeated="14"/>
          </chart:series>
          <chart:series chart:style-name="ch11" chart:values-cell-range-address="local-table.$D$2:.$D$15" chart:label-cell-address="local-table.$D$1" chart:class="chart:line">
            <chart:data-point chart:repeated="14"/>
          </chart:series>
          <chart:series chart:style-name="ch12" chart:values-cell-range-address="local-table.$E$2:.$E$15" chart:label-cell-address="local-table.$E$1" chart:class="chart:line">
            <chart:data-point chart:repeated="14"/>
          </chart:series>
          <chart:series chart:style-name="ch13" chart:values-cell-range-address="local-table.$F$2:.$F$15" chart:label-cell-address="local-table.$F$1" chart:class="chart:line">
            <chart:data-point chart:repeated="14"/>
          </chart:series>
          <chart:series chart:style-name="ch14" chart:values-cell-range-address="local-table.$G$2:.$G$15" chart:label-cell-address="local-table.$G$1" chart:class="chart:line">
            <chart:data-point chart:repeated="14"/>
          </chart:series>
          <chart:series chart:style-name="ch15" chart:values-cell-range-address="local-table.$H$2:.$H$15" chart:label-cell-address="local-table.$H$1" chart:class="chart:line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to</text:p>
              </table:table-cell>
              <table:table-cell office:value-type="string">
                <text:p>.0001</text:p>
              </table:table-cell>
              <table:table-cell office:value-type="string">
                <text:p>.001</text:p>
              </table:table-cell>
              <table:table-cell office:value-type="string">
                <text:p>.01</text:p>
              </table:table-cell>
              <table:table-cell office:value-type="string">
                <text:p>.1</text:p>
              </table:table-cell>
              <table:table-cell office:value-type="string">
                <text:p>1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.01</text:p>
              </table:table-cell>
              <table:table-cell office:value-type="float" office:value="0.647">
                <text:p>0.647</text:p>
              </table:table-cell>
              <table:table-cell office:value-type="float" office:value="0.647">
                <text:p>0.647</text:p>
              </table:table-cell>
              <table:table-cell office:value-type="float" office:value="0.647">
                <text:p>0.647</text:p>
              </table:table-cell>
              <table:table-cell office:value-type="float" office:value="0.647">
                <text:p>0.647</text:p>
              </table:table-cell>
              <table:table-cell office:value-type="float" office:value="0.647">
                <text:p>0.647</text:p>
              </table:table-cell>
              <table:table-cell office:value-type="float" office:value="0.647">
                <text:p>0.647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.1</text:p>
              </table:table-cell>
              <table:table-cell office:value-type="float" office:value="0.863">
                <text:p>0.863</text:p>
              </table:table-cell>
              <table:table-cell office:value-type="float" office:value="0.647">
                <text:p>0.647</text:p>
              </table:table-cell>
              <table:table-cell office:value-type="float" office:value="0.647">
                <text:p>0.647</text:p>
              </table:table-cell>
              <table:table-cell office:value-type="float" office:value="0.704">
                <text:p>0.704</text:p>
              </table:table-cell>
              <table:table-cell office:value-type="float" office:value="0.647">
                <text:p>0.647</text:p>
              </table:table-cell>
              <table:table-cell office:value-type="float" office:value="0.647">
                <text:p>0.647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0.954">
                <text:p>0.954</text:p>
              </table:table-cell>
              <table:table-cell office:value-type="float" office:value="0.647">
                <text:p>0.647</text:p>
              </table:table-cell>
              <table:table-cell office:value-type="float" office:value="0.647">
                <text:p>0.647</text:p>
              </table:table-cell>
              <table:table-cell office:value-type="float" office:value="0.92">
                <text:p>0.92</text:p>
              </table:table-cell>
              <table:table-cell office:value-type="float" office:value="0.886">
                <text:p>0.886</text:p>
              </table:table-cell>
              <table:table-cell office:value-type="float" office:value="0.659">
                <text:p>0.659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0.954">
                <text:p>0.954</text:p>
              </table:table-cell>
              <table:table-cell office:value-type="float" office:value="0.647">
                <text:p>0.647</text:p>
              </table:table-cell>
              <table:table-cell office:value-type="float" office:value="0.693">
                <text:p>0.693</text:p>
              </table:table-cell>
              <table:table-cell office:value-type="float" office:value="0.954">
                <text:p>0.954</text:p>
              </table:table-cell>
              <table:table-cell office:value-type="float" office:value="0.897">
                <text:p>0.897</text:p>
              </table:table-cell>
              <table:table-cell office:value-type="float" office:value="0.659">
                <text:p>0.659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954">
                <text:p>0.954</text:p>
              </table:table-cell>
              <table:table-cell office:value-type="float" office:value="0.647">
                <text:p>0.647</text:p>
              </table:table-cell>
              <table:table-cell office:value-type="float" office:value="0.727">
                <text:p>0.727</text:p>
              </table:table-cell>
              <table:table-cell office:value-type="float" office:value="0.954">
                <text:p>0.954</text:p>
              </table:table-cell>
              <table:table-cell office:value-type="float" office:value="0.909">
                <text:p>0.909</text:p>
              </table:table-cell>
              <table:table-cell office:value-type="float" office:value="0.659">
                <text:p>0.659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1.25</text:p>
              </table:table-cell>
              <table:table-cell office:value-type="float" office:value="0.943">
                <text:p>0.943</text:p>
              </table:table-cell>
              <table:table-cell office:value-type="float" office:value="0.647">
                <text:p>0.647</text:p>
              </table:table-cell>
              <table:table-cell office:value-type="float" office:value="0.806">
                <text:p>0.806</text:p>
              </table:table-cell>
              <table:table-cell office:value-type="float" office:value="0.954">
                <text:p>0.954</text:p>
              </table:table-cell>
              <table:table-cell office:value-type="float" office:value="0.909">
                <text:p>0.909</text:p>
              </table:table-cell>
              <table:table-cell office:value-type="float" office:value="0.659">
                <text:p>0.659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0.943">
                <text:p>0.943</text:p>
              </table:table-cell>
              <table:table-cell office:value-type="float" office:value="0.647">
                <text:p>0.647</text:p>
              </table:table-cell>
              <table:table-cell office:value-type="float" office:value="0.84">
                <text:p>0.84</text:p>
              </table:table-cell>
              <table:table-cell office:value-type="float" office:value="0.954">
                <text:p>0.954</text:p>
              </table:table-cell>
              <table:table-cell office:value-type="float" office:value="0.92">
                <text:p>0.92</text:p>
              </table:table-cell>
              <table:table-cell office:value-type="float" office:value="0.659">
                <text:p>0.659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3">
                <text:p>0.943</text:p>
              </table:table-cell>
              <table:table-cell office:value-type="float" office:value="0.647">
                <text:p>0.647</text:p>
              </table:table-cell>
              <table:table-cell office:value-type="float" office:value="0.84">
                <text:p>0.84</text:p>
              </table:table-cell>
              <table:table-cell office:value-type="float" office:value="0.954">
                <text:p>0.954</text:p>
              </table:table-cell>
              <table:table-cell office:value-type="float" office:value="0.92">
                <text:p>0.92</text:p>
              </table:table-cell>
              <table:table-cell office:value-type="float" office:value="0.67">
                <text:p>0.67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43">
                <text:p>0.943</text:p>
              </table:table-cell>
              <table:table-cell office:value-type="float" office:value="0.647">
                <text:p>0.647</text:p>
              </table:table-cell>
              <table:table-cell office:value-type="float" office:value="0.897">
                <text:p>0.897</text:p>
              </table:table-cell>
              <table:table-cell office:value-type="float" office:value="0.965">
                <text:p>0.965</text:p>
              </table:table-cell>
              <table:table-cell office:value-type="float" office:value="0.92">
                <text:p>0.92</text:p>
              </table:table-cell>
              <table:table-cell office:value-type="float" office:value="0.67">
                <text:p>0.67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43">
                <text:p>0.943</text:p>
              </table:table-cell>
              <table:table-cell office:value-type="float" office:value="0.715">
                <text:p>0.715</text:p>
              </table:table-cell>
              <table:table-cell office:value-type="float" office:value="0.909">
                <text:p>0.909</text:p>
              </table:table-cell>
              <table:table-cell office:value-type="float" office:value="0.943">
                <text:p>0.943</text:p>
              </table:table-cell>
              <table:table-cell office:value-type="float" office:value="0.92">
                <text:p>0.92</text:p>
              </table:table-cell>
              <table:table-cell office:value-type="float" office:value="0.67">
                <text:p>0.67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43">
                <text:p>0.943</text:p>
              </table:table-cell>
              <table:table-cell office:value-type="float" office:value="0.852">
                <text:p>0.852</text:p>
              </table:table-cell>
              <table:table-cell office:value-type="float" office:value="0.92">
                <text:p>0.92</text:p>
              </table:table-cell>
              <table:table-cell office:value-type="float" office:value="0.943">
                <text:p>0.943</text:p>
              </table:table-cell>
              <table:table-cell office:value-type="float" office:value="0.92">
                <text:p>0.92</text:p>
              </table:table-cell>
              <table:table-cell office:value-type="float" office:value="0.67">
                <text:p>0.67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31">
                <text:p>0.931</text:p>
              </table:table-cell>
              <table:table-cell office:value-type="float" office:value="0.897">
                <text:p>0.897</text:p>
              </table:table-cell>
              <table:table-cell office:value-type="float" office:value="0.954">
                <text:p>0.954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67">
                <text:p>0.67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31">
                <text:p>0.931</text:p>
              </table:table-cell>
              <table:table-cell office:value-type="float" office:value="0.92">
                <text:p>0.92</text:p>
              </table:table-cell>
              <table:table-cell office:value-type="float" office:value="0.954">
                <text:p>0.954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67">
                <text:p>0.67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31">
                <text:p>0.931</text:p>
              </table:table-cell>
              <table:table-cell office:value-type="float" office:value="0.909">
                <text:p>0.909</text:p>
              </table:table-cell>
              <table:table-cell office:value-type="float" office:value="0.931">
                <text:p>0.931</text:p>
              </table:table-cell>
              <table:table-cell office:value-type="float" office:value="0.909">
                <text:p>0.909</text:p>
              </table:table-cell>
              <table:table-cell office:value-type="float" office:value="0.92">
                <text:p>0.92</text:p>
              </table:table-cell>
              <table:table-cell office:value-type="float" office:value="0.67">
                <text:p>0.67</text:p>
              </table:table-cell>
              <table:table-cell office:value-type="float" office:value="0.647">
                <text:p>0.6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